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5.50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Courier" fo:font-size="12pt" style:font-name-asian="Courier" style:font-size-asian="12pt" style:font-name-complex="Courier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" fo:font-size="12pt" officeooo:rsid="0011ce0f" officeooo:paragraph-rsid="0011ce0f" style:font-name-asian="Courier" style:font-size-asian="12pt" style:font-name-complex="Courier" style:font-size-complex="12pt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) Describe the difference between mutable and immutable types in Python. Provide examples. </text:p>
      <text:p text:style-name="P3"/>
      <text:p text:style-name="P3">Understanding Mutable :</text:p>
      <text:p text:style-name="P3">mutable data types are which value can be changed after creation</text:p>
      <text:p text:style-name="P3"/>
      <text:p text:style-name="P3">List ,dictionaries and sets are mutable data types in Python</text:p>
      <text:p text:style-name="P3"/>
      <text:p text:style-name="P3">Eg code:</text:p>
      <text:p text:style-name="P3"># List (mutable)</text:p>
      <text:p text:style-name="P3">my_list = [1, 2, 3]</text:p>
      <text:p text:style-name="P3">print("Original List:", my_list) <text:s/># [1, 2, 3]</text:p>
      <text:p text:style-name="P3">my_list.append(4) <text:s/></text:p>
      <text:p text:style-name="P3">print("Modified List:", my_list) <text:s/># [1, 2, 3, 4]</text:p>
      <text:p text:style-name="P3"/>
      <text:p text:style-name="P3"/>
      <text:p text:style-name="P3">Immutable Types :</text:p>
      <text:p text:style-name="P3">in which data types modification cannot be done are caled immutable datatypes</text:p>
      <text:p text:style-name="P3"/>
      <text:p text:style-name="P3">tuples are immutable</text:p>
      <text:p text:style-name="P3"/>
      <text:p text:style-name="P3">Eg code:</text:p>
      <text:p text:style-name="P3"/>
      <text:p text:style-name="P3"># Tuple (immutable)</text:p>
      <text:p text:style-name="P3">my_tuple = (1, 2, 3)</text:p>
      <text:p text:style-name="P3">print("Original Tuple:", my_tuple) <text:s/># (1, 2, 3)</text:p>
      <text:p text:style-name="P3"/>
      <text:p text:style-name="P3"># Trying to modify a tuple directly</text:p>
      <text:p text:style-name="P3">try:</text:p>
      <text:p text:style-name="P3"><text:s text:c="3"/>my_tuple[0] = 10 <text:s/># Attempt to change the first element</text:p>
      <text:p text:style-name="P3">except TypeError as e:</text:p>
      <text:p text:style-name="P3"><text:s text:c="3"/>print("Error:", e) <text:s/># Will raise a TypeError</text:p>
      <text:p text:style-name="P3"/>
      <text:p text:style-name="P3"/>
      <text:p text:style-name="P3"/>
      <text:p text:style-name="P3">2.) Write a Python program to check if a number is a palindrome.</text:p>
      <text:p text:style-name="P3"/>
      <text:p text:style-name="P3">def is_palindrome(string):</text:p>
      <text:p text:style-name="P3"><text:s text:c="3"/>string = string.lower().replace(" ", "")</text:p>
      <text:p text:style-name="P3"><text:s text:c="3"/>return string == string[::-1]</text:p>
      <text:p text:style-name="P3"/>
      <text:p text:style-name="P3">user_input = input("Enter a word or phrase: ")</text:p>
      <text:p text:style-name="P3">if is_palindrome(user_input):</text:p>
      <text:p text:style-name="P3"><text:s text:c="3"/>print("It is a palindrome.")</text:p>
      <text:p text:style-name="P3"><text:soft-page-break/>else:</text:p>
      <text:p text:style-name="P3"><text:s text:c="3"/>print("It is not a palindrome.")</text:p>
      <text:p text:style-name="P3"/>
      <text:p text:style-name="P3"/>
      <text:p text:style-name="P3">"3.) What are Python decorators? Provide an example of how to use one. "</text:p>
      <text:p text:style-name="P3"/>
      <text:p text:style-name="P3">Answer: A decorator is a function that takes another function as input and extends or modifies its behavior without changing the original function.</text:p>
      <text:p text:style-name="P3"/>
      <text:p text:style-name="P3">Syntax:</text:p>
      <text:p text:style-name="P3">@decorator_name</text:p>
      <text:p text:style-name="P3">def some_function():</text:p>
      <text:p text:style-name="P3"><text:s text:c="3"/>pass</text:p>
      <text:p text:style-name="P3"/>
      <text:p text:style-name="P3">COde:</text:p>
      <text:p text:style-name="P3"/>
      <text:p text:style-name="P3">def decorator(func):</text:p>
      <text:p text:style-name="P3"><text:s text:c="3"/>return func</text:p>
      <text:p text:style-name="P3"/>
      <text:p text:style-name="P3">@decorator</text:p>
      <text:p text:style-name="P3">def say_hello():</text:p>
      <text:p text:style-name="P3"><text:s text:c="3"/>print("Hello!")</text:p>
      <text:p text:style-name="P3"/>
      <text:p text:style-name="P3">say_hello()</text:p>
      <text:p text:style-name="P3"/>
      <text:p text:style-name="P3"/>
      <text:p text:style-name="P3">"4. Explain the purpose of __init__ in Python classes."</text:p>
      <text:p text:style-name="P3"/>
      <text:p text:style-name="P3">In Python, the __init__ method is like the setup function for an object when its attributes (its properties or features) right when it is made.</text:p>
      <text:p text:style-name="P3"/>
      <text:p text:style-name="P3">"5. What is the difference between a list and a tuple? When would you use each?"</text:p>
      <text:p text:style-name="P3"/>
      <table:table table:name="Table1" table:style-name="Table1">
        <table:table-column table:style-name="Table1.A" table:number-columns-repeated="3"/>
        <table:table-row table:style-name="TableLine94400514121200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List</text:p>
          </table:table-cell>
          <table:table-cell table:style-name="Table1.C1" office:value-type="string">
            <text:p text:style-name="P5">Tuple</text:p>
          </table:table-cell>
        </table:table-row>
        <table:table-row table:style-name="TableLine94400514121200">
          <table:table-cell table:style-name="Table1.A2" office:value-type="string">
            <text:p text:style-name="P5">Syntax</text:p>
          </table:table-cell>
          <table:table-cell table:style-name="Table1.A2" office:value-type="string">
            <text:p text:style-name="P4">my_list = [1, 2, 3]</text:p>
          </table:table-cell>
          <table:table-cell table:style-name="Table1.C2" office:value-type="string">
            <text:p text:style-name="P4">my_tuple = (1, 2, 3)</text:p>
          </table:table-cell>
        </table:table-row>
        <table:table-row table:style-name="TableLine94400514121200">
          <table:table-cell table:style-name="Table1.A2" office:value-type="string">
            <text:p text:style-name="P5">Performance</text:p>
          </table:table-cell>
          <table:table-cell table:style-name="Table1.A2" office:value-type="string">
            <text:p text:style-name="P5">Slower</text:p>
          </table:table-cell>
          <table:table-cell table:style-name="Table1.C2" office:value-type="string">
            <text:p text:style-name="P5">Faster</text:p>
          </table:table-cell>
        </table:table-row>
        <table:table-row table:style-name="TableLine94400514121200">
          <table:table-cell table:style-name="Table1.A2" office:value-type="string">
            <text:p text:style-name="P5">Muttability</text:p>
          </table:table-cell>
          <table:table-cell table:style-name="Table1.A2" office:value-type="string">
            <text:p text:style-name="P5">Yes</text:p>
          </table:table-cell>
          <table:table-cell table:style-name="Table1.C2" office:value-type="string">
            <text:p text:style-name="P5">N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1-01T12:17:59.305403378</dc:date>
    <meta:editing-duration>PT3M54S</meta:editing-duration>
    <meta:editing-cycles>1</meta:editing-cycles>
    <meta:document-statistic meta:table-count="1" meta:image-count="0" meta:object-count="0" meta:page-count="2" meta:paragraph-count="58" meta:word-count="292" meta:character-count="1813" meta:non-whitespace-character-count="1544"/>
  </office:meta>
</office:document-meta>
</file>